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</style:style>
    <style:style style:name="T331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A207041901BR</text:p>
        </text:list-item>
        <text:list-item>
          <text:p text:style-name="P305">AK247004460BR</text:p>
        </text:list-item>
        <text:list-item>
          <text:p text:style-name="P306">AA207490675BR</text:p>
        </text:list-item>
        <text:list-item>
          <text:p text:style-name="P307">AK247197527BR</text:p>
        </text:list-item>
        <text:list-item>
          <text:p text:style-name="P308">AK247139087BR</text:p>
        </text:list-item>
        <text:list-item>
          <text:p text:style-name="P309">AK245446059BR</text:p>
        </text:list-item>
        <text:list-item>
          <text:p text:style-name="P310">AK247131208BR</text:p>
        </text:list-item>
        <text:list-item>
          <text:p text:style-name="P311">AK245972236BR</text:p>
        </text:list-item>
        <text:list-item>
          <text:p text:style-name="P312">AK247138585BR</text:p>
        </text:list-item>
        <text:list-item>
          <text:p text:style-name="P313">AK245529354BR</text:p>
        </text:list-item>
        <text:list-item>
          <text:p text:style-name="P314">AK245529204BR</text:p>
        </text:list-item>
        <text:list-item>
          <text:p text:style-name="P315">AA205730611BR</text:p>
        </text:list-item>
        <text:list-item>
          <text:p text:style-name="P316">AA207446186BR</text:p>
        </text:list-item>
        <text:list-item>
          <text:p text:style-name="P317">AK247745563BR</text:p>
        </text:list-item>
        <text:list-item>
          <text:p text:style-name="P318">QQ450869679BR</text:p>
        </text:list-item>
        <text:list-item>
          <text:p text:style-name="P319">AK247710825BR</text:p>
        </text:list-item>
        <text:list-item>
          <text:p text:style-name="P320">AK247651035BR</text:p>
        </text:list-item>
        <text:list-item>
          <text:p text:style-name="P321">AK247551837BR</text:p>
        </text:list-item>
        <text:list-item>
          <text:p text:style-name="P322">AK247717236BR</text:p>
        </text:list-item>
        <text:list-item>
          <text:p text:style-name="P323">AK247695218BR</text:p>
        </text:list-item>
        <text:list-item>
          <text:p text:style-name="P324">AA206822708BR</text:p>
        </text:list-item>
        <text:list-item>
          <text:p text:style-name="P325">AK247493992BR</text:p>
        </text:list-item>
        <text:list-item>
          <text:p text:style-name="P326">AA206797645BR</text:p>
        </text:list-item>
        <text:list-item>
          <text:p text:style-name="P327">AA207302465BR</text:p>
        </text:list-item>
        <text:list-item>
          <text:p text:style-name="P328">AA207590656BR</text:p>
        </text:list-item>
        <text:list-item>
          <text:p text:style-name="P329">AK246878784BR</text:p>
        </text:list-item>
        <text:list-item>
          <text:p text:style-name="P330"><text:span text:style-name="T331">AK247475781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27 Mercado Livre (3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/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24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24T20:31:00Z</meta:creation-date>
    <dc:date>2024-07-24T20:31:00Z</dc:date>
    <meta:print-date>2024-06-22T13:57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59" meta:character-count="377" meta:row-count="2" meta:non-whitespace-character-count="319"/>
  </office:meta>
</office:document-meta>
</file>